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bottom="0in"/>
    </style:style>
    <style:style style:name="P2" style:parent-style-name="Normal" style:family="paragraph">
      <style:paragraph-properties fo:margin-bottom="0in"/>
    </style:style>
    <style:style style:name="P3" style:parent-style-name="Normal" style:family="paragraph">
      <style:paragraph-properties fo:margin-bottom="0in"/>
    </style:style>
    <style:style style:name="P4" style:parent-style-name="Normal" style:family="paragraph">
      <style:paragraph-properties fo:margin-bottom="0in"/>
    </style:style>
    <style:style style:name="P5" style:parent-style-name="Normal" style:family="paragraph">
      <style:paragraph-properties fo:margin-bottom="0in"/>
    </style:style>
    <style:style style:name="P6" style:parent-style-name="Normal" style:family="paragraph">
      <style:paragraph-properties fo:margin-bottom="0in"/>
    </style:style>
    <style:style style:name="P7" style:parent-style-name="Normal" style:family="paragraph">
      <style:paragraph-properties fo:margin-bottom="0in"/>
    </style:style>
    <style:style style:name="P8" style:parent-style-name="Normal" style:family="paragraph">
      <style:paragraph-properties fo:margin-bottom="0in"/>
    </style:style>
    <style:style style:name="P9" style:parent-style-name="Normal" style:family="paragraph">
      <style:paragraph-properties fo:margin-bottom="0in"/>
    </style:style>
    <style:style style:name="P10" style:parent-style-name="Normal" style:family="paragraph">
      <style:paragraph-properties fo:margin-bottom="0in"/>
    </style:style>
    <style:style style:name="P11" style:parent-style-name="Normal" style:family="paragraph">
      <style:paragraph-properties fo:margin-bottom="0in"/>
    </style:style>
    <style:style style:name="P12" style:parent-style-name="Normal" style:family="paragraph">
      <style:paragraph-properties fo:margin-bottom="0in"/>
    </style:style>
    <style:style style:name="P13" style:parent-style-name="Normal" style:family="paragraph">
      <style:paragraph-properties fo:margin-bottom="0in"/>
    </style:style>
    <style:style style:name="P14" style:parent-style-name="Normal" style:family="paragraph">
      <style:paragraph-properties fo:margin-bottom="0in"/>
    </style:style>
    <style:style style:name="P15" style:parent-style-name="Normal" style:family="paragraph">
      <style:paragraph-properties fo:margin-bottom="0in"/>
    </style:style>
    <style:style style:name="P16" style:parent-style-name="Normal" style:family="paragraph">
      <style:paragraph-properties fo:margin-bottom="0in"/>
    </style:style>
    <style:style style:name="P17" style:parent-style-name="Normal" style:family="paragraph">
      <style:paragraph-properties fo:margin-bottom="0in"/>
    </style:style>
    <style:style style:name="P18" style:parent-style-name="Normal" style:family="paragraph">
      <style:paragraph-properties fo:margin-bottom="0in"/>
    </style:style>
    <style:style style:name="P19" style:parent-style-name="Normal" style:family="paragraph">
      <style:paragraph-properties fo:margin-bottom="0in"/>
    </style:style>
    <style:style style:name="P20" style:parent-style-name="Normal" style:family="paragraph">
      <style:paragraph-properties fo:margin-bottom="0in"/>
    </style:style>
    <style:style style:name="P21" style:parent-style-name="Normal" style:family="paragraph">
      <style:paragraph-properties fo:margin-bottom="0in"/>
    </style:style>
    <style:style style:name="P22" style:parent-style-name="Normal" style:family="paragraph">
      <style:paragraph-properties fo:margin-bottom="0in"/>
    </style:style>
    <style:style style:name="P23" style:parent-style-name="Normal" style:family="paragraph">
      <style:paragraph-properties fo:margin-bottom="0in"/>
    </style:style>
    <style:style style:name="P24" style:parent-style-name="Normal" style:family="paragraph">
      <style:paragraph-properties fo:margin-bottom="0in"/>
    </style:style>
    <style:style style:name="P25" style:parent-style-name="Normal" style:family="paragraph">
      <style:paragraph-properties fo:margin-bottom="0in"/>
    </style:style>
    <style:style style:name="P26" style:parent-style-name="Normal" style:family="paragraph">
      <style:paragraph-properties fo:margin-bottom="0in"/>
    </style:style>
    <style:style style:name="P27" style:parent-style-name="Normal" style:family="paragraph">
      <style:paragraph-properties fo:margin-bottom="0in"/>
    </style:style>
    <style:style style:name="P28" style:parent-style-name="Normal" style:family="paragraph">
      <style:paragraph-properties fo:margin-bottom="0in"/>
    </style:style>
    <style:style style:name="P29" style:parent-style-name="Normal" style:family="paragraph">
      <style:paragraph-properties fo:margin-bottom="0in"/>
    </style:style>
    <style:style style:name="P30" style:parent-style-name="Normal" style:family="paragraph">
      <style:paragraph-properties fo:margin-bottom="0in"/>
    </style:style>
    <style:style style:name="P31" style:parent-style-name="Normal" style:family="paragraph">
      <style:paragraph-properties fo:margin-bottom="0in"/>
    </style:style>
    <style:style style:name="P32" style:parent-style-name="Normal" style:family="paragraph">
      <style:paragraph-properties fo:margin-bottom="0in"/>
    </style:style>
    <style:style style:name="P33" style:parent-style-name="Normal" style:family="paragraph">
      <style:paragraph-properties fo:margin-bottom="0in"/>
    </style:style>
    <style:style style:name="P34" style:parent-style-name="Normal" style:family="paragraph">
      <style:paragraph-properties fo:margin-bottom="0in"/>
    </style:style>
    <style:style style:name="P35" style:parent-style-name="Normal" style:family="paragraph">
      <style:paragraph-properties fo:margin-bottom="0in"/>
    </style:style>
    <style:style style:name="P36" style:parent-style-name="Normal" style:family="paragraph">
      <style:paragraph-properties fo:margin-bottom="0in"/>
    </style:style>
    <style:style style:name="P37" style:parent-style-name="Normal" style:family="paragraph">
      <style:paragraph-properties fo:margin-bottom="0in"/>
    </style:style>
    <style:style style:name="P38" style:parent-style-name="Normal" style:family="paragraph">
      <style:paragraph-properties fo:margin-bottom="0in"/>
    </style:style>
    <style:style style:name="P39" style:parent-style-name="Normal" style:family="paragraph">
      <style:paragraph-properties fo:margin-bottom="0in"/>
    </style:style>
    <style:style style:name="P40" style:parent-style-name="Normal" style:family="paragraph">
      <style:paragraph-properties fo:margin-bottom="0in"/>
    </style:style>
    <style:style style:name="P41" style:parent-style-name="Normal" style:family="paragraph">
      <style:paragraph-properties fo:margin-bottom="0in"/>
    </style:style>
    <style:style style:name="P42" style:parent-style-name="Normal" style:family="paragraph">
      <style:paragraph-properties fo:margin-bottom="0in"/>
    </style:style>
    <style:style style:name="P43" style:parent-style-name="Normal" style:family="paragraph">
      <style:paragraph-properties fo:margin-bottom="0in"/>
    </style:style>
    <style:style style:name="P44" style:parent-style-name="Normal" style:family="paragraph">
      <style:paragraph-properties fo:margin-bottom="0in"/>
    </style:style>
    <style:style style:name="P45" style:parent-style-name="Normal" style:family="paragraph">
      <style:paragraph-properties fo:margin-bottom="0in"/>
    </style:style>
    <style:style style:name="P46" style:parent-style-name="Normal" style:family="paragraph">
      <style:paragraph-properties fo:margin-bottom="0in"/>
    </style:style>
    <style:style style:name="P47" style:parent-style-name="Normal" style:family="paragraph">
      <style:paragraph-properties fo:margin-bottom="0in"/>
    </style:style>
    <style:style style:name="P48" style:parent-style-name="Normal" style:family="paragraph">
      <style:paragraph-properties fo:margin-bottom="0in"/>
    </style:style>
    <style:style style:name="P49" style:parent-style-name="Normal" style:family="paragraph">
      <style:paragraph-properties fo:margin-bottom="0in"/>
    </style:style>
    <style:style style:name="P50" style:parent-style-name="Normal" style:family="paragraph">
      <style:paragraph-properties fo:margin-bottom="0in"/>
    </style:style>
    <style:style style:name="P51" style:parent-style-name="Normal" style:family="paragraph">
      <style:paragraph-properties fo:margin-bottom="0in"/>
    </style:style>
    <style:style style:name="P52" style:parent-style-name="Normal" style:family="paragraph">
      <style:paragraph-properties fo:margin-bottom="0in"/>
    </style:style>
    <style:style style:name="P53" style:parent-style-name="Normal" style:family="paragraph">
      <style:paragraph-properties fo:margin-bottom="0in"/>
    </style:style>
    <style:style style:name="P54" style:parent-style-name="Normal" style:family="paragraph">
      <style:paragraph-properties fo:margin-bottom="0in"/>
    </style:style>
    <style:style style:name="P55" style:parent-style-name="Normal" style:family="paragraph">
      <style:paragraph-properties fo:margin-bottom="0in"/>
    </style:style>
    <style:style style:name="P56" style:parent-style-name="Normal" style:family="paragraph">
      <style:paragraph-properties fo:margin-bottom="0in"/>
    </style:style>
    <style:style style:name="P57" style:parent-style-name="Normal" style:family="paragraph">
      <style:paragraph-properties fo:margin-bottom="0in"/>
    </style:style>
    <style:style style:name="P58" style:parent-style-name="Normal" style:family="paragraph">
      <style:paragraph-properties fo:margin-bottom="0in"/>
    </style:style>
    <style:style style:name="P59" style:parent-style-name="Normal" style:family="paragraph">
      <style:paragraph-properties fo:margin-bottom="0in"/>
    </style:style>
    <style:style style:name="P60" style:parent-style-name="Normal" style:family="paragraph">
      <style:paragraph-properties fo:margin-bottom="0in"/>
    </style:style>
    <style:style style:name="P61" style:parent-style-name="Normal" style:family="paragraph">
      <style:paragraph-properties fo:margin-bottom="0in"/>
    </style:style>
    <style:style style:name="P62" style:parent-style-name="Normal" style:family="paragraph">
      <style:paragraph-properties fo:margin-bottom="0in"/>
    </style:style>
    <style:style style:name="P63" style:parent-style-name="Normal" style:family="paragraph">
      <style:paragraph-properties fo:margin-bottom="0in"/>
    </style:style>
    <style:style style:name="P64" style:parent-style-name="Normal" style:family="paragraph">
      <style:paragraph-properties fo:margin-bottom="0in"/>
    </style:style>
    <style:style style:name="P65" style:parent-style-name="Normal" style:family="paragraph">
      <style:paragraph-properties fo:margin-bottom="0in"/>
    </style:style>
    <style:style style:name="P66" style:parent-style-name="Normal" style:family="paragraph">
      <style:paragraph-properties fo:margin-bottom="0in"/>
    </style:style>
    <style:style style:name="P67" style:parent-style-name="Normal" style:family="paragraph">
      <style:paragraph-properties fo:margin-bottom="0in"/>
    </style:style>
    <style:style style:name="P68" style:parent-style-name="Normal" style:family="paragraph">
      <style:paragraph-properties fo:margin-bottom="0in"/>
    </style:style>
    <style:style style:name="P69" style:parent-style-name="Normal" style:family="paragraph">
      <style:paragraph-properties fo:margin-bottom="0in"/>
    </style:style>
    <style:style style:name="P70" style:parent-style-name="Normal" style:family="paragraph">
      <style:paragraph-properties fo:margin-bottom="0in"/>
    </style:style>
    <style:style style:name="P71" style:parent-style-name="Normal" style:family="paragraph">
      <style:paragraph-properties fo:margin-bottom="0in"/>
    </style:style>
    <style:style style:name="P72" style:parent-style-name="Normal" style:family="paragraph">
      <style:paragraph-properties fo:margin-bottom="0in"/>
    </style:style>
    <style:style style:name="P73" style:parent-style-name="Normal" style:family="paragraph">
      <style:paragraph-properties fo:margin-bottom="0in"/>
    </style:style>
    <style:style style:name="P74" style:parent-style-name="Normal" style:family="paragraph">
      <style:paragraph-properties fo:margin-bottom="0in"/>
    </style:style>
    <style:style style:name="P75" style:parent-style-name="Normal" style:family="paragraph">
      <style:paragraph-properties fo:margin-bottom="0in"/>
    </style:style>
    <style:style style:name="P76" style:parent-style-name="Normal" style:family="paragraph">
      <style:paragraph-properties fo:margin-bottom="0in"/>
    </style:style>
    <style:style style:name="P77" style:parent-style-name="Normal" style:family="paragraph">
      <style:paragraph-properties fo:margin-bottom="0in"/>
    </style:style>
    <style:style style:name="P78" style:parent-style-name="Normal" style:family="paragraph">
      <style:paragraph-properties fo:margin-bottom="0in"/>
    </style:style>
    <style:style style:name="P79" style:parent-style-name="Normal" style:family="paragraph">
      <style:paragraph-properties fo:margin-bottom="0in"/>
    </style:style>
    <style:style style:name="P80" style:parent-style-name="Normal" style:family="paragraph">
      <style:paragraph-properties fo:margin-bottom="0in"/>
    </style:style>
    <style:style style:name="P81" style:parent-style-name="Normal" style:family="paragraph">
      <style:paragraph-properties fo:margin-bottom="0in"/>
    </style:style>
    <style:style style:name="P82" style:parent-style-name="Normal" style:family="paragraph">
      <style:paragraph-properties fo:margin-bottom="0in"/>
    </style:style>
    <style:style style:name="P83" style:parent-style-name="Normal" style:family="paragraph">
      <style:paragraph-properties fo:margin-bottom="0in"/>
    </style:style>
    <style:style style:name="P84" style:parent-style-name="Normal" style:family="paragraph">
      <style:paragraph-properties fo:margin-bottom="0in"/>
    </style:style>
    <style:style style:name="P85" style:parent-style-name="Normal" style:family="paragraph">
      <style:paragraph-properties fo:margin-bottom="0in"/>
    </style:style>
    <style:style style:name="P86" style:parent-style-name="Normal" style:family="paragraph">
      <style:paragraph-properties fo:margin-bottom="0in"/>
    </style:style>
    <style:style style:name="P87" style:parent-style-name="Normal" style:family="paragraph">
      <style:paragraph-properties fo:margin-bottom="0in"/>
    </style:style>
    <style:style style:name="P88" style:parent-style-name="Normal" style:family="paragraph">
      <style:paragraph-properties fo:margin-bottom="0in"/>
    </style:style>
    <style:style style:name="P89" style:parent-style-name="Normal" style:family="paragraph">
      <style:paragraph-properties fo:margin-bottom="0in"/>
    </style:style>
    <style:style style:name="P90" style:parent-style-name="Normal" style:family="paragraph">
      <style:paragraph-properties fo:margin-bottom="0in"/>
    </style:style>
    <style:style style:name="P91" style:parent-style-name="Normal" style:family="paragraph">
      <style:paragraph-properties fo:margin-bottom="0in"/>
    </style:style>
    <style:style style:name="P92" style:parent-style-name="Normal" style:family="paragraph">
      <style:paragraph-properties fo:margin-bottom="0in"/>
    </style:style>
    <style:style style:name="P93" style:parent-style-name="Normal" style:family="paragraph">
      <style:paragraph-properties fo:margin-bottom="0in"/>
    </style:style>
    <style:style style:name="P94" style:parent-style-name="Normal" style:family="paragraph">
      <style:paragraph-properties fo:margin-bottom="0in"/>
    </style:style>
    <style:style style:name="P95" style:parent-style-name="Normal" style:family="paragraph">
      <style:paragraph-properties fo:margin-bottom="0in"/>
    </style:style>
    <style:style style:name="P96" style:parent-style-name="Normal" style:family="paragraph">
      <style:paragraph-properties fo:margin-bottom="0in"/>
    </style:style>
    <style:style style:name="P97" style:parent-style-name="Normal" style:family="paragraph">
      <style:paragraph-properties fo:margin-bottom="0in"/>
    </style:style>
    <style:style style:name="P98" style:parent-style-name="Normal" style:family="paragraph">
      <style:paragraph-properties fo:margin-bottom="0in"/>
    </style:style>
    <style:style style:name="P99" style:parent-style-name="Normal" style:family="paragraph">
      <style:paragraph-properties fo:margin-bottom="0in"/>
    </style:style>
    <style:style style:name="P100" style:parent-style-name="Normal" style:family="paragraph">
      <style:paragraph-properties fo:margin-bottom="0in"/>
    </style:style>
    <style:style style:name="P101" style:parent-style-name="Normal" style:family="paragraph">
      <style:paragraph-properties fo:margin-bottom="0in"/>
    </style:style>
    <style:style style:name="P102" style:parent-style-name="Normal" style:family="paragraph">
      <style:paragraph-properties fo:margin-bottom="0in"/>
    </style:style>
    <style:style style:name="P103" style:parent-style-name="Normal" style:family="paragraph">
      <style:paragraph-properties fo:margin-bottom="0in"/>
    </style:style>
    <style:style style:name="P104" style:parent-style-name="Normal" style:family="paragraph">
      <style:paragraph-properties fo:margin-bottom="0in"/>
    </style:style>
    <style:style style:name="P105" style:parent-style-name="Normal" style:family="paragraph">
      <style:paragraph-properties fo:margin-bottom="0in"/>
    </style:style>
    <style:style style:name="P106" style:parent-style-name="Normal" style:family="paragraph">
      <style:paragraph-properties fo:margin-bottom="0in"/>
    </style:style>
    <style:style style:name="P107" style:parent-style-name="Normal" style:family="paragraph">
      <style:paragraph-properties fo:margin-bottom="0in"/>
    </style:style>
    <style:style style:name="P108" style:parent-style-name="Normal" style:family="paragraph">
      <style:paragraph-properties fo:margin-bottom="0in"/>
    </style:style>
    <style:style style:name="P109" style:parent-style-name="Normal" style:family="paragraph">
      <style:paragraph-properties fo:margin-bottom="0in"/>
    </style:style>
    <style:style style:name="P110" style:parent-style-name="Normal" style:family="paragraph">
      <style:paragraph-properties fo:margin-bottom="0in"/>
    </style:style>
    <style:style style:name="P111" style:parent-style-name="Normal" style:family="paragraph">
      <style:paragraph-properties fo:margin-bottom="0in"/>
    </style:style>
    <style:style style:name="P112" style:parent-style-name="Normal" style:family="paragraph">
      <style:paragraph-properties fo:margin-bottom="0in"/>
    </style:style>
    <style:style style:name="P113" style:parent-style-name="Normal" style:family="paragraph">
      <style:paragraph-properties fo:margin-bottom="0in"/>
    </style:style>
    <style:style style:name="P114" style:parent-style-name="Normal" style:family="paragraph">
      <style:paragraph-properties fo:margin-bottom="0in"/>
    </style:style>
    <style:style style:name="P115" style:parent-style-name="Normal" style:family="paragraph">
      <style:paragraph-properties fo:margin-bottom="0in"/>
    </style:style>
    <style:style style:name="P116" style:parent-style-name="Normal" style:family="paragraph">
      <style:paragraph-properties fo:margin-bottom="0in"/>
    </style:style>
    <style:style style:name="P117" style:parent-style-name="Normal" style:family="paragraph">
      <style:paragraph-properties fo:margin-bottom="0in"/>
    </style:style>
    <style:style style:name="P118" style:parent-style-name="Normal" style:family="paragraph">
      <style:paragraph-properties fo:margin-bottom="0in"/>
    </style:style>
    <style:style style:name="P119" style:parent-style-name="Normal" style:family="paragraph">
      <style:paragraph-properties fo:margin-bottom="0in"/>
    </style:style>
    <style:style style:name="P120" style:parent-style-name="Normal" style:family="paragraph">
      <style:paragraph-properties fo:margin-bottom="0in"/>
    </style:style>
    <style:style style:name="P121" style:parent-style-name="Normal" style:family="paragraph">
      <style:paragraph-properties fo:margin-bottom="0in"/>
    </style:style>
    <style:style style:name="P122" style:parent-style-name="Normal" style:family="paragraph">
      <style:paragraph-properties fo:margin-bottom="0in"/>
    </style:style>
    <style:style style:name="P123" style:parent-style-name="Normal" style:family="paragraph">
      <style:paragraph-properties fo:margin-bottom="0in"/>
    </style:style>
    <style:style style:name="P124" style:parent-style-name="Normal" style:family="paragraph">
      <style:paragraph-properties fo:margin-bottom="0in"/>
    </style:style>
    <style:style style:name="P125" style:parent-style-name="Normal" style:family="paragraph">
      <style:paragraph-properties fo:margin-bottom="0in"/>
    </style:style>
    <style:style style:name="P126" style:parent-style-name="Normal" style:family="paragraph">
      <style:paragraph-properties fo:margin-bottom="0in"/>
    </style:style>
    <style:style style:name="P127" style:parent-style-name="Normal" style:family="paragraph">
      <style:paragraph-properties fo:margin-bottom="0in"/>
    </style:style>
    <style:style style:name="P128" style:parent-style-name="Normal" style:family="paragraph">
      <style:paragraph-properties fo:margin-bottom="0in"/>
    </style:style>
    <style:style style:name="P129" style:parent-style-name="Normal" style:family="paragraph">
      <style:paragraph-properties fo:margin-bottom="0in"/>
    </style:style>
    <style:style style:name="P130" style:parent-style-name="Normal" style:family="paragraph">
      <style:paragraph-properties fo:margin-bottom="0in"/>
    </style:style>
    <style:style style:name="P131" style:parent-style-name="Normal" style:family="paragraph">
      <style:paragraph-properties fo:margin-bottom="0in"/>
    </style:style>
    <style:style style:name="P132" style:parent-style-name="Normal" style:family="paragraph">
      <style:paragraph-properties fo:margin-bottom="0in"/>
    </style:style>
    <style:style style:name="P133" style:parent-style-name="Normal" style:family="paragraph">
      <style:paragraph-properties fo:margin-bottom="0in"/>
    </style:style>
    <style:style style:name="P134" style:parent-style-name="Normal" style:family="paragraph">
      <style:paragraph-properties fo:margin-bottom="0in"/>
    </style:style>
    <style:style style:name="P135" style:parent-style-name="Normal" style:family="paragraph">
      <style:paragraph-properties fo:margin-bottom="0in"/>
    </style:style>
    <style:style style:name="P136" style:parent-style-name="Normal" style:family="paragraph">
      <style:paragraph-properties fo:margin-bottom="0in"/>
    </style:style>
    <style:style style:name="P137" style:parent-style-name="Normal" style:family="paragraph">
      <style:paragraph-properties fo:margin-bottom="0in"/>
    </style:style>
    <style:style style:name="P138" style:parent-style-name="Normal" style:family="paragraph">
      <style:paragraph-properties fo:margin-bottom="0in"/>
    </style:style>
    <style:style style:name="P139" style:parent-style-name="Normal" style:family="paragraph">
      <style:paragraph-properties fo:margin-bottom="0in"/>
    </style:style>
    <style:style style:name="P140" style:parent-style-name="Normal" style:family="paragraph">
      <style:paragraph-properties fo:margin-bottom="0in"/>
    </style:style>
    <style:style style:name="P141" style:parent-style-name="Normal" style:family="paragraph">
      <style:paragraph-properties fo:margin-bottom="0in"/>
    </style:style>
    <style:style style:name="P142" style:parent-style-name="Normal" style:family="paragraph">
      <style:paragraph-properties fo:margin-bottom="0in"/>
    </style:style>
    <style:style style:name="P143" style:parent-style-name="Normal" style:family="paragraph">
      <style:paragraph-properties fo:margin-bottom="0in"/>
    </style:style>
    <style:style style:name="P144" style:parent-style-name="Normal" style:family="paragraph">
      <style:paragraph-properties fo:margin-bottom="0in"/>
    </style:style>
    <style:style style:name="P145" style:parent-style-name="Normal" style:family="paragraph">
      <style:paragraph-properties fo:margin-bottom="0in"/>
    </style:style>
    <style:style style:name="P146" style:parent-style-name="Normal" style:family="paragraph">
      <style:paragraph-properties fo:margin-bottom="0in"/>
    </style:style>
    <style:style style:name="P147" style:parent-style-name="Normal" style:family="paragraph">
      <style:paragraph-properties fo:margin-bottom="0in"/>
    </style:style>
    <style:style style:name="P148" style:parent-style-name="Normal" style:family="paragraph">
      <style:paragraph-properties fo:margin-bottom="0in"/>
    </style:style>
    <style:style style:name="P149" style:parent-style-name="Normal" style:family="paragraph">
      <style:paragraph-properties fo:margin-bottom="0in"/>
    </style:style>
    <style:style style:name="P150" style:parent-style-name="Normal" style:family="paragraph">
      <style:paragraph-properties fo:margin-bottom="0in"/>
    </style:style>
    <style:style style:name="P151" style:parent-style-name="Normal" style:family="paragraph">
      <style:paragraph-properties fo:margin-bottom="0in"/>
    </style:style>
    <style:style style:name="P152" style:parent-style-name="Normal" style:family="paragraph">
      <style:paragraph-properties fo:margin-bottom="0in"/>
    </style:style>
    <style:style style:name="P153" style:parent-style-name="Normal" style:family="paragraph">
      <style:paragraph-properties fo:margin-bottom="0in"/>
    </style:style>
    <style:style style:name="P154" style:parent-style-name="Normal" style:family="paragraph">
      <style:paragraph-properties fo:margin-bottom="0in"/>
    </style:style>
    <style:style style:name="P155" style:parent-style-name="Normal" style:family="paragraph">
      <style:paragraph-properties fo:margin-bottom="0in"/>
    </style:style>
    <style:style style:name="P156" style:parent-style-name="Normal" style:family="paragraph">
      <style:paragraph-properties fo:margin-bottom="0in"/>
    </style:style>
    <style:style style:name="P157" style:parent-style-name="Normal" style:family="paragraph">
      <style:paragraph-properties fo:margin-bottom="0in"/>
    </style:style>
    <style:style style:name="P158" style:parent-style-name="Normal" style:family="paragraph">
      <style:paragraph-properties fo:margin-bottom="0in"/>
    </style:style>
    <style:style style:name="P159" style:parent-style-name="Normal" style:family="paragraph">
      <style:paragraph-properties fo:margin-bottom="0in"/>
    </style:style>
    <style:style style:name="P160" style:parent-style-name="Normal" style:family="paragraph">
      <style:paragraph-properties fo:margin-bottom="0in"/>
    </style:style>
    <style:style style:name="P161" style:parent-style-name="Normal" style:family="paragraph">
      <style:paragraph-properties fo:margin-bottom="0in"/>
    </style:style>
    <style:style style:name="P162" style:parent-style-name="Normal" style:family="paragraph">
      <style:paragraph-properties fo:margin-bottom="0in"/>
    </style:style>
    <style:style style:name="P163" style:parent-style-name="Normal" style:family="paragraph">
      <style:paragraph-properties fo:margin-bottom="0in"/>
    </style:style>
    <style:style style:name="P164" style:parent-style-name="Normal" style:family="paragraph">
      <style:paragraph-properties fo:margin-bottom="0in"/>
    </style:style>
    <style:style style:name="P165" style:parent-style-name="Normal" style:family="paragraph">
      <style:paragraph-properties fo:margin-bottom="0in"/>
    </style:style>
    <style:style style:name="P166" style:parent-style-name="Normal" style:family="paragraph">
      <style:paragraph-properties fo:margin-bottom="0in"/>
    </style:style>
    <style:style style:name="P167" style:parent-style-name="Normal" style:family="paragraph">
      <style:paragraph-properties fo:margin-bottom="0in"/>
    </style:style>
    <style:style style:name="P168" style:parent-style-name="Normal" style:family="paragraph">
      <style:paragraph-properties fo:margin-bottom="0in"/>
    </style:style>
    <style:style style:name="P169" style:parent-style-name="Normal" style:family="paragraph">
      <style:paragraph-properties fo:margin-bottom="0in"/>
    </style:style>
    <style:style style:name="P170" style:parent-style-name="Normal" style:family="paragraph">
      <style:paragraph-properties fo:margin-bottom="0in"/>
    </style:style>
    <style:style style:name="P171" style:parent-style-name="Normal" style:family="paragraph">
      <style:paragraph-properties fo:margin-bottom="0in"/>
    </style:style>
    <style:style style:name="P172" style:parent-style-name="Normal" style:family="paragraph">
      <style:paragraph-properties fo:margin-bottom="0in"/>
    </style:style>
    <style:style style:name="P173" style:parent-style-name="Normal" style:family="paragraph">
      <style:paragraph-properties fo:margin-bottom="0in"/>
    </style:style>
    <style:style style:name="P174" style:parent-style-name="Normal" style:family="paragraph">
      <style:paragraph-properties fo:margin-bottom="0in"/>
    </style:style>
    <style:style style:name="P175" style:parent-style-name="Normal" style:family="paragraph">
      <style:paragraph-properties fo:margin-bottom="0in"/>
    </style:style>
    <style:style style:name="P176" style:parent-style-name="Normal" style:family="paragraph">
      <style:paragraph-properties fo:margin-bottom="0in"/>
    </style:style>
    <style:style style:name="P177" style:parent-style-name="Normal" style:family="paragraph">
      <style:paragraph-properties fo:margin-bottom="0in"/>
    </style:style>
    <style:style style:name="P178" style:parent-style-name="Normal" style:family="paragraph">
      <style:paragraph-properties fo:margin-bottom="0in"/>
    </style:style>
    <style:style style:name="P179" style:parent-style-name="Normal" style:family="paragraph">
      <style:paragraph-properties fo:margin-bottom="0in"/>
    </style:style>
    <style:style style:name="P180" style:parent-style-name="Normal" style:family="paragraph">
      <style:paragraph-properties fo:margin-bottom="0in"/>
    </style:style>
    <style:style style:name="P181" style:parent-style-name="Normal" style:family="paragraph">
      <style:paragraph-properties fo:margin-bottom="0in"/>
    </style:style>
    <style:style style:name="P182" style:parent-style-name="Normal" style:family="paragraph">
      <style:paragraph-properties fo:margin-bottom="0in"/>
    </style:style>
    <style:style style:name="P183" style:parent-style-name="Normal" style:family="paragraph">
      <style:paragraph-properties fo:margin-bottom="0in"/>
    </style:style>
    <style:style style:name="P184" style:parent-style-name="Normal" style:family="paragraph">
      <style:paragraph-properties fo:margin-bottom="0in"/>
    </style:style>
    <style:style style:name="P185" style:parent-style-name="Normal" style:family="paragraph">
      <style:paragraph-properties fo:margin-bottom="0in"/>
    </style:style>
    <style:style style:name="P186" style:parent-style-name="Normal" style:family="paragraph">
      <style:paragraph-properties fo:margin-bottom="0in"/>
    </style:style>
    <style:style style:name="P187" style:parent-style-name="Normal" style:family="paragraph">
      <style:paragraph-properties fo:margin-bottom="0in"/>
    </style:style>
    <style:style style:name="P188" style:parent-style-name="Normal" style:family="paragraph">
      <style:paragraph-properties fo:margin-bottom="0in"/>
    </style:style>
    <style:style style:name="P189" style:parent-style-name="Normal" style:family="paragraph">
      <style:paragraph-properties fo:margin-bottom="0in"/>
    </style:style>
    <style:style style:name="P190" style:parent-style-name="Normal" style:family="paragraph">
      <style:paragraph-properties fo:margin-bottom="0in"/>
    </style:style>
    <style:style style:name="P191" style:parent-style-name="Normal" style:family="paragraph">
      <style:paragraph-properties fo:margin-bottom="0in"/>
    </style:style>
    <style:style style:name="P192" style:parent-style-name="Normal" style:family="paragraph">
      <style:paragraph-properties fo:margin-bottom="0in"/>
    </style:style>
    <style:style style:name="P193" style:parent-style-name="Normal" style:family="paragraph">
      <style:paragraph-properties fo:margin-bottom="0in"/>
    </style:style>
    <style:style style:name="P194" style:parent-style-name="Normal" style:family="paragraph">
      <style:paragraph-properties fo:margin-bottom="0in"/>
    </style:style>
    <style:style style:name="P195" style:parent-style-name="Normal" style:family="paragraph">
      <style:paragraph-properties fo:margin-bottom="0in"/>
    </style:style>
    <style:style style:name="P196" style:parent-style-name="Normal" style:family="paragraph">
      <style:paragraph-properties fo:margin-bottom="0in"/>
    </style:style>
    <style:style style:name="P197" style:parent-style-name="Normal" style:family="paragraph">
      <style:paragraph-properties fo:margin-bottom="0in"/>
    </style:style>
    <style:style style:name="P198" style:parent-style-name="Normal" style:family="paragraph">
      <style:paragraph-properties fo:margin-bottom="0in"/>
    </style:style>
    <style:style style:name="P199" style:parent-style-name="Normal" style:family="paragraph">
      <style:paragraph-properties fo:margin-bottom="0in"/>
    </style:style>
    <style:style style:name="P200" style:parent-style-name="Normal" style:family="paragraph">
      <style:paragraph-properties fo:margin-bottom="0in"/>
    </style:style>
    <style:style style:name="P201" style:parent-style-name="Normal" style:family="paragraph">
      <style:paragraph-properties fo:margin-bottom="0in"/>
    </style:style>
    <style:style style:name="P202" style:parent-style-name="Normal" style:family="paragraph">
      <style:paragraph-properties fo:margin-bottom="0in"/>
    </style:style>
    <style:style style:name="P203" style:parent-style-name="Normal" style:family="paragraph">
      <style:paragraph-properties fo:margin-bottom="0in"/>
    </style:style>
    <style:style style:name="P204" style:parent-style-name="Normal" style:family="paragraph">
      <style:paragraph-properties fo:margin-bottom="0in"/>
    </style:style>
    <style:style style:name="P205" style:parent-style-name="Normal" style:family="paragraph">
      <style:paragraph-properties fo:margin-bottom="0in"/>
    </style:style>
    <style:style style:name="P206" style:parent-style-name="Normal" style:family="paragraph">
      <style:paragraph-properties fo:margin-bottom="0in"/>
    </style:style>
    <style:style style:name="P207" style:parent-style-name="Normal" style:family="paragraph">
      <style:paragraph-properties fo:margin-bottom="0in"/>
    </style:style>
    <style:style style:name="P208" style:parent-style-name="Normal" style:family="paragraph">
      <style:paragraph-properties fo:margin-bottom="0in"/>
    </style:style>
    <style:style style:name="P209" style:parent-style-name="Normal" style:family="paragraph">
      <style:paragraph-properties fo:margin-bottom="0in"/>
    </style:style>
    <style:style style:name="P210" style:parent-style-name="Normal" style:family="paragraph">
      <style:paragraph-properties fo:margin-bottom="0in"/>
    </style:style>
    <style:style style:name="P211" style:parent-style-name="Normal" style:family="paragraph">
      <style:paragraph-properties fo:margin-bottom="0in"/>
    </style:style>
    <style:style style:name="P212" style:parent-style-name="Normal" style:family="paragraph">
      <style:paragraph-properties fo:margin-bottom="0in"/>
    </style:style>
    <style:style style:name="P213" style:parent-style-name="Normal" style:family="paragraph">
      <style:paragraph-properties fo:margin-bottom="0in"/>
    </style:style>
    <style:style style:name="P214" style:parent-style-name="Normal" style:family="paragraph">
      <style:paragraph-properties fo:margin-bottom="0in"/>
    </style:style>
    <style:style style:name="P215" style:parent-style-name="Normal" style:family="paragraph">
      <style:paragraph-properties fo:margin-bottom="0in"/>
    </style:style>
    <style:style style:name="P216" style:parent-style-name="Normal" style:family="paragraph">
      <style:paragraph-properties fo:margin-bottom="0in"/>
    </style:style>
    <style:style style:name="P217" style:parent-style-name="Normal" style:family="paragraph">
      <style:paragraph-properties fo:margin-bottom="0in"/>
    </style:style>
    <style:style style:name="P218" style:parent-style-name="Normal" style:family="paragraph">
      <style:paragraph-properties fo:margin-bottom="0in"/>
    </style:style>
    <style:style style:name="P219" style:parent-style-name="Normal" style:family="paragraph">
      <style:paragraph-properties fo:margin-bottom="0in"/>
    </style:style>
    <style:style style:name="P220" style:parent-style-name="Normal" style:family="paragraph">
      <style:paragraph-properties fo:margin-bottom="0in"/>
    </style:style>
    <style:style style:name="P221" style:parent-style-name="Normal" style:family="paragraph">
      <style:paragraph-properties fo:margin-bottom="0in"/>
    </style:style>
    <style:style style:name="P222" style:parent-style-name="Normal" style:family="paragraph">
      <style:paragraph-properties fo:margin-bottom="0in"/>
    </style:style>
    <style:style style:name="P223" style:parent-style-name="Normal" style:family="paragraph">
      <style:paragraph-properties fo:margin-bottom="0in"/>
    </style:style>
    <style:style style:name="P224" style:parent-style-name="Normal" style:family="paragraph">
      <style:paragraph-properties fo:margin-bottom="0in"/>
    </style:style>
    <style:style style:name="P225" style:parent-style-name="Normal" style:family="paragraph">
      <style:paragraph-properties fo:margin-bottom="0in"/>
    </style:style>
    <style:style style:name="P226" style:parent-style-name="Normal" style:family="paragraph">
      <style:paragraph-properties fo:margin-bottom="0in"/>
    </style:style>
    <style:style style:name="P227" style:parent-style-name="Normal" style:family="paragraph">
      <style:paragraph-properties fo:margin-bottom="0in"/>
    </style:style>
    <style:style style:name="P228" style:parent-style-name="Normal" style:family="paragraph">
      <style:paragraph-properties fo:margin-bottom="0in"/>
    </style:style>
    <style:style style:name="P229" style:parent-style-name="Normal" style:family="paragraph">
      <style:paragraph-properties fo:margin-bottom="0in"/>
    </style:style>
    <style:style style:name="P230" style:parent-style-name="Normal" style:family="paragraph">
      <style:paragraph-properties fo:margin-bottom="0in"/>
    </style:style>
    <style:style style:name="P231" style:parent-style-name="Normal" style:family="paragraph">
      <style:paragraph-properties fo:margin-bottom="0in"/>
    </style:style>
    <style:style style:name="P232" style:parent-style-name="Normal" style:family="paragraph">
      <style:paragraph-properties fo:margin-bottom="0in"/>
    </style:style>
    <style:style style:name="P233" style:parent-style-name="Normal" style:family="paragraph">
      <style:paragraph-properties fo:margin-bottom="0in"/>
    </style:style>
    <style:style style:name="P234" style:parent-style-name="Normal" style:family="paragraph">
      <style:paragraph-properties fo:margin-bottom="0in"/>
    </style:style>
    <style:style style:name="P235" style:parent-style-name="Normal" style:family="paragraph">
      <style:paragraph-properties fo:margin-bottom="0in"/>
    </style:style>
    <style:style style:name="P236" style:parent-style-name="Normal" style:family="paragraph">
      <style:paragraph-properties fo:margin-bottom="0in"/>
    </style:style>
    <style:style style:name="P237" style:parent-style-name="Normal" style:family="paragraph">
      <style:paragraph-properties fo:margin-bottom="0in"/>
    </style:style>
    <style:style style:name="P238" style:parent-style-name="Normal" style:family="paragraph">
      <style:paragraph-properties fo:margin-bottom="0in"/>
    </style:style>
    <style:style style:name="P239" style:parent-style-name="Normal" style:family="paragraph">
      <style:paragraph-properties fo:margin-bottom="0in"/>
    </style:style>
    <style:style style:name="P240" style:parent-style-name="Normal" style:family="paragraph">
      <style:paragraph-properties fo:margin-bottom="0in"/>
    </style:style>
    <style:style style:name="P241" style:parent-style-name="Normal" style:family="paragraph">
      <style:paragraph-properties fo:margin-bottom="0in"/>
    </style:style>
    <style:style style:name="P242" style:parent-style-name="Normal" style:family="paragraph">
      <style:paragraph-properties fo:margin-bottom="0in"/>
    </style:style>
    <style:style style:name="P243" style:parent-style-name="Normal" style:family="paragraph">
      <style:paragraph-properties fo:margin-bottom="0in"/>
    </style:style>
    <style:style style:name="P244" style:parent-style-name="Normal" style:family="paragraph">
      <style:paragraph-properties fo:margin-bottom="0in"/>
    </style:style>
    <style:style style:name="P245" style:parent-style-name="Normal" style:family="paragraph">
      <style:paragraph-properties fo:margin-bottom="0in"/>
    </style:style>
    <style:style style:name="P246" style:parent-style-name="Normal" style:family="paragraph">
      <style:paragraph-properties fo:margin-bottom="0in"/>
    </style:style>
    <style:style style:name="P247" style:parent-style-name="Normal" style:family="paragraph">
      <style:paragraph-properties fo:margin-bottom="0in"/>
    </style:style>
    <style:style style:name="P248" style:parent-style-name="Normal" style:family="paragraph">
      <style:paragraph-properties fo:margin-bottom="0in"/>
    </style:style>
    <style:style style:name="P249" style:parent-style-name="Normal" style:family="paragraph">
      <style:paragraph-properties fo:margin-bottom="0in"/>
    </style:style>
    <style:style style:name="P250" style:parent-style-name="Normal" style:family="paragraph">
      <style:paragraph-properties fo:margin-bottom="0in"/>
    </style:style>
    <style:style style:name="P251" style:parent-style-name="Normal" style:family="paragraph">
      <style:paragraph-properties fo:margin-bottom="0in"/>
    </style:style>
    <style:style style:name="P252" style:parent-style-name="Normal" style:family="paragraph">
      <style:paragraph-properties fo:margin-bottom="0in"/>
    </style:style>
    <style:style style:name="P253" style:parent-style-name="Normal" style:family="paragraph">
      <style:paragraph-properties fo:margin-bottom="0in"/>
    </style:style>
    <style:style style:name="P254" style:parent-style-name="Normal" style:family="paragraph">
      <style:paragraph-properties fo:margin-bottom="0in"/>
    </style:style>
    <style:style style:name="P255" style:parent-style-name="Normal" style:family="paragraph">
      <style:paragraph-properties fo:margin-bottom="0in"/>
    </style:style>
    <style:style style:name="P256" style:parent-style-name="Normal" style:family="paragraph">
      <style:paragraph-properties fo:margin-bottom="0in"/>
    </style:style>
    <style:style style:name="P257" style:parent-style-name="Normal" style:family="paragraph">
      <style:paragraph-properties fo:margin-bottom="0in"/>
    </style:style>
    <style:style style:name="P258" style:parent-style-name="Normal" style:family="paragraph">
      <style:paragraph-properties fo:margin-bottom="0in"/>
    </style:style>
    <style:style style:name="P259" style:parent-style-name="Normal" style:family="paragraph">
      <style:paragraph-properties fo:margin-bottom="0in"/>
    </style:style>
    <style:style style:name="P260" style:parent-style-name="Normal" style:family="paragraph">
      <style:paragraph-properties fo:margin-bottom="0in"/>
    </style:style>
    <style:style style:name="P261" style:parent-style-name="Normal" style:family="paragraph">
      <style:paragraph-properties fo:margin-bottom="0in"/>
    </style:style>
    <style:style style:name="P262" style:parent-style-name="Normal" style:family="paragraph">
      <style:paragraph-properties fo:margin-bottom="0in"/>
    </style:style>
    <style:style style:name="P263" style:parent-style-name="Normal" style:family="paragraph">
      <style:paragraph-properties fo:margin-bottom="0in"/>
    </style:style>
    <style:style style:name="P264" style:parent-style-name="Normal" style:family="paragraph">
      <style:paragraph-properties fo:margin-bottom="0in"/>
    </style:style>
    <style:style style:name="P265" style:parent-style-name="Normal" style:family="paragraph">
      <style:paragraph-properties fo:margin-bottom="0in"/>
    </style:style>
    <style:style style:name="P266" style:parent-style-name="Normal" style:family="paragraph">
      <style:paragraph-properties fo:margin-bottom="0in"/>
    </style:style>
    <style:style style:name="P267" style:parent-style-name="Normal" style:family="paragraph">
      <style:paragraph-properties fo:margin-bottom="0in"/>
    </style:style>
    <style:style style:name="P268" style:parent-style-name="Normal" style:family="paragraph">
      <style:paragraph-properties fo:margin-bottom="0in"/>
    </style:style>
    <style:style style:name="P269" style:parent-style-name="Normal" style:family="paragraph">
      <style:paragraph-properties fo:margin-bottom="0in"/>
    </style:style>
    <style:style style:name="P270" style:parent-style-name="Normal" style:family="paragraph">
      <style:paragraph-properties fo:margin-bottom="0in"/>
    </style:style>
    <style:style style:name="P271" style:parent-style-name="Normal" style:family="paragraph">
      <style:paragraph-properties fo:margin-bottom="0in"/>
    </style:style>
    <style:style style:name="P272" style:parent-style-name="Normal" style:family="paragraph">
      <style:paragraph-properties fo:margin-bottom="0in"/>
    </style:style>
    <style:style style:name="P273" style:parent-style-name="Normal" style:family="paragraph">
      <style:paragraph-properties fo:margin-bottom="0in"/>
    </style:style>
    <style:style style:name="P274" style:parent-style-name="Normal" style:family="paragraph">
      <style:paragraph-properties fo:margin-bottom="0in"/>
    </style:style>
    <style:style style:name="P275" style:parent-style-name="Normal" style:family="paragraph">
      <style:paragraph-properties fo:margin-bottom="0in"/>
    </style:style>
    <style:style style:name="P276" style:parent-style-name="Normal" style:family="paragraph">
      <style:paragraph-properties fo:margin-bottom="0in"/>
    </style:style>
    <style:style style:name="P277" style:parent-style-name="Normal" style:family="paragraph">
      <style:paragraph-properties fo:margin-bottom="0in"/>
    </style:style>
    <style:style style:name="P278" style:parent-style-name="Normal" style:family="paragraph">
      <style:paragraph-properties fo:margin-bottom="0in"/>
    </style:style>
    <style:style style:name="P279" style:parent-style-name="Normal" style:family="paragraph">
      <style:paragraph-properties fo:margin-bottom="0in"/>
    </style:style>
    <style:style style:name="P280" style:parent-style-name="Normal" style:family="paragraph">
      <style:paragraph-properties fo:margin-bottom="0in"/>
    </style:style>
    <style:style style:name="P281" style:parent-style-name="Normal" style:family="paragraph">
      <style:paragraph-properties fo:margin-bottom="0in"/>
    </style:style>
    <style:style style:name="P282" style:parent-style-name="Normal" style:family="paragraph">
      <style:paragraph-properties fo:margin-bottom="0in"/>
    </style:style>
    <style:style style:name="P283" style:parent-style-name="Normal" style:family="paragraph">
      <style:paragraph-properties fo:margin-bottom="0in"/>
    </style:style>
    <style:style style:name="P284" style:parent-style-name="Normal" style:family="paragraph">
      <style:paragraph-properties fo:margin-bottom="0in"/>
    </style:style>
    <style:style style:name="P285" style:parent-style-name="Normal" style:family="paragraph">
      <style:paragraph-properties fo:margin-bottom="0in"/>
    </style:style>
    <style:style style:name="P286" style:parent-style-name="Normal" style:family="paragraph">
      <style:paragraph-properties fo:margin-bottom="0in"/>
    </style:style>
    <style:style style:name="P287" style:parent-style-name="Normal" style:family="paragraph">
      <style:paragraph-properties fo:margin-bottom="0in"/>
    </style:style>
    <style:style style:name="P288" style:parent-style-name="Normal" style:family="paragraph">
      <style:paragraph-properties fo:margin-bottom="0in"/>
    </style:style>
    <style:style style:name="P289" style:parent-style-name="Normal" style:family="paragraph">
      <style:paragraph-properties fo:margin-bottom="0in"/>
    </style:style>
    <style:style style:name="P290" style:parent-style-name="Normal" style:family="paragraph">
      <style:paragraph-properties fo:margin-bottom="0in"/>
    </style:style>
    <style:style style:name="P291" style:parent-style-name="Normal" style:family="paragraph">
      <style:paragraph-properties fo:margin-bottom="0in"/>
    </style:style>
    <style:style style:name="P292" style:parent-style-name="Normal" style:family="paragraph">
      <style:paragraph-properties fo:margin-bottom="0in"/>
    </style:style>
    <style:style style:name="P293" style:parent-style-name="Normal" style:family="paragraph">
      <style:paragraph-properties fo:margin-bottom="0in"/>
    </style:style>
    <style:style style:name="P294" style:parent-style-name="Normal" style:family="paragraph">
      <style:paragraph-properties fo:margin-bottom="0in"/>
    </style:style>
    <style:style style:name="P295" style:parent-style-name="Normal" style:family="paragraph">
      <style:paragraph-properties fo:margin-bottom="0in"/>
    </style:style>
    <style:style style:name="P296" style:parent-style-name="Normal" style:family="paragraph">
      <style:paragraph-properties fo:margin-bottom="0in"/>
    </style:style>
    <style:style style:name="P297" style:parent-style-name="Normal" style:family="paragraph">
      <style:paragraph-properties fo:margin-bottom="0in"/>
    </style:style>
    <style:style style:name="P298" style:parent-style-name="Normal" style:family="paragraph">
      <style:paragraph-properties fo:margin-bottom="0in"/>
    </style:style>
    <style:style style:name="P299" style:parent-style-name="Normal" style:family="paragraph">
      <style:paragraph-properties fo:margin-bottom="0in"/>
    </style:style>
    <style:style style:name="P300" style:parent-style-name="Normal" style:family="paragraph">
      <style:paragraph-properties fo:margin-bottom="0in"/>
    </style:style>
    <style:style style:name="P301" style:parent-style-name="Normal" style:family="paragraph">
      <style:paragraph-properties fo:margin-bottom="0in"/>
    </style:style>
    <style:style style:name="P302" style:parent-style-name="Normal" style:family="paragraph">
      <style:paragraph-properties fo:margin-bottom="0in"/>
    </style:style>
    <style:style style:name="P303" style:parent-style-name="Normal" style:family="paragraph">
      <style:paragraph-properties fo:margin-bottom="0in"/>
    </style:style>
    <style:style style:name="P304" style:parent-style-name="Normal" style:family="paragraph">
      <style:paragraph-properties fo:margin-bottom="0in"/>
    </style:style>
    <style:style style:name="P305" style:parent-style-name="Normal" style:family="paragraph">
      <style:paragraph-properties fo:margin-bottom="0in"/>
    </style:style>
    <style:style style:name="P306" style:parent-style-name="Normal" style:family="paragraph">
      <style:paragraph-properties fo:margin-bottom="0in"/>
    </style:style>
    <style:style style:name="P307" style:parent-style-name="Normal" style:family="paragraph">
      <style:paragraph-properties fo:margin-bottom="0in"/>
    </style:style>
    <style:style style:name="P308" style:parent-style-name="Normal" style:family="paragraph">
      <style:paragraph-properties fo:margin-bottom="0in"/>
    </style:style>
    <style:style style:name="P309" style:parent-style-name="Normal" style:family="paragraph">
      <style:paragraph-properties fo:margin-bottom="0in"/>
    </style:style>
    <style:style style:name="P310" style:parent-style-name="Normal" style:family="paragraph">
      <style:paragraph-properties fo:margin-bottom="0in"/>
    </style:style>
    <style:style style:name="P311" style:parent-style-name="Normal" style:family="paragraph">
      <style:paragraph-properties fo:margin-bottom="0in"/>
    </style:style>
    <style:style style:name="P312" style:parent-style-name="Normal" style:family="paragraph">
      <style:paragraph-properties fo:margin-bottom="0in"/>
    </style:style>
    <style:style style:name="P313" style:parent-style-name="Normal" style:family="paragraph">
      <style:paragraph-properties fo:margin-bottom="0in"/>
    </style:style>
    <style:style style:name="P314" style:parent-style-name="Normal" style:family="paragraph">
      <style:paragraph-properties fo:margin-bottom="0in"/>
    </style:style>
    <style:style style:name="P315" style:parent-style-name="Normal" style:family="paragraph">
      <style:paragraph-properties fo:margin-bottom="0in"/>
    </style:style>
    <style:style style:name="P316" style:parent-style-name="Normal" style:family="paragraph">
      <style:paragraph-properties fo:margin-bottom="0in"/>
    </style:style>
    <style:style style:name="P317" style:parent-style-name="Normal" style:family="paragraph">
      <style:paragraph-properties fo:margin-bottom="0in"/>
    </style:style>
    <style:style style:name="P318" style:parent-style-name="Normal" style:family="paragraph">
      <style:paragraph-properties fo:margin-bottom="0in"/>
    </style:style>
    <style:style style:name="P319" style:parent-style-name="Normal" style:family="paragraph">
      <style:paragraph-properties fo:margin-bottom="0in"/>
    </style:style>
    <style:style style:name="P320" style:parent-style-name="Normal" style:family="paragraph">
      <style:paragraph-properties fo:margin-bottom="0in"/>
    </style:style>
    <style:style style:name="P321" style:parent-style-name="Normal" style:family="paragraph">
      <style:paragraph-properties fo:margin-bottom="0in"/>
    </style:style>
    <style:style style:name="P322" style:parent-style-name="Normal" style:family="paragraph">
      <style:paragraph-properties fo:margin-bottom="0in"/>
    </style:style>
    <style:style style:name="P323" style:parent-style-name="Normal" style:family="paragraph">
      <style:paragraph-properties fo:margin-bottom="0in"/>
    </style:style>
    <style:style style:name="P324" style:parent-style-name="Normal" style:family="paragraph">
      <style:paragraph-properties fo:margin-bottom="0in"/>
    </style:style>
    <style:style style:name="P325" style:parent-style-name="Normal" style:family="paragraph">
      <style:paragraph-properties fo:margin-bottom="0in"/>
    </style:style>
    <style:style style:name="P326" style:parent-style-name="Normal" style:family="paragraph">
      <style:paragraph-properties fo:margin-bottom="0in"/>
    </style:style>
    <style:style style:name="P327" style:parent-style-name="Normal" style:family="paragraph">
      <style:paragraph-properties fo:margin-bottom="0in"/>
    </style:style>
    <style:style style:name="P328" style:parent-style-name="Normal" style:family="paragraph">
      <style:paragraph-properties fo:margin-bottom="0in"/>
    </style:style>
    <style:style style:name="P329" style:parent-style-name="Normal" style:family="paragraph">
      <style:paragraph-properties fo:margin-bottom="0in"/>
    </style:style>
    <style:style style:name="P330" style:parent-style-name="Normal" style:family="paragraph">
      <style:paragraph-properties fo:margin-bottom="0in"/>
    </style:style>
    <style:style style:name="P331" style:parent-style-name="Normal" style:family="paragraph">
      <style:paragraph-properties fo:margin-bottom="0in"/>
    </style:style>
    <style:style style:name="P332" style:parent-style-name="Normal" style:family="paragraph">
      <style:paragraph-properties fo:margin-bottom="0in"/>
    </style:style>
    <style:style style:name="P333" style:parent-style-name="Normal" style:family="paragraph">
      <style:paragraph-properties fo:margin-bottom="0in"/>
    </style:style>
  </office:automatic-styles>
  <office:body>
    <office:text text:use-soft-page-breaks="true">
      <text:p text:style-name="P1">Create table Employee_Registration(</text:p>
      <text:p text:style-name="P2"><text:s text:c="35"/>Admin_ID number primary key,</text:p>
      <text:p text:style-name="P3"><text:s text:c="35"/>Username varchar(30),</text:p>
      <text:p text:style-name="P4"><text:s text:c="35"/>Password varchar(30)</text:p>
      <text:p text:style-name="P5">);</text:p>
      <text:p text:style-name="P6">Desc Employee_Registration</text:p>
      <text:p text:style-name="P7">Insert into Employee_Registration(Admin_ID,Username,Password) values(1,'Ahmed','abc');</text:p>
      <text:p text:style-name="P8">Insert into Employee_Registration(Admin_ID,Username,Password) values(2,'Asadullah Anwer','qw2');</text:p>
      <text:p text:style-name="P9">Insert into Employee_Registration(Admin_ID,Username,Password) values(3,'Talha','23d');</text:p>
      <text:p text:style-name="P10">Insert into Employee_Registration(Admin_ID,Username,Password) values(4,'Abdul rehman','cr22');</text:p>
      <text:p text:style-name="P11">Insert into Employee_Registration(Admin_ID,Username,Password) values(5,'Abu huraira Arif','abdet');</text:p>
      <text:p text:style-name="P12">Insert into Employee_Registration(Admin_ID,Username,Password) values(6,'Sufiyan','ab45');</text:p>
      <text:p text:style-name="P13">Insert into Employee_Registration(Admin_ID,Username,Password) values(7,'Saad','23hg');</text:p>
      <text:p text:style-name="P14">Insert into Employee_Registration(Admin_ID,Username,Password) values(8,'Mateen sehbaz','23ren');</text:p>
      <text:p text:style-name="P15">Insert into Employee_Registration(Admin_ID,Username,Password) values(9,'Talha Yausaf sayeed','aweq3');</text:p>
      <text:p text:style-name="P16">Insert into Employee_Registration(Admin_ID,Username,Password) values(10,'Musab Pirzada','ab776');</text:p>
      <text:p text:style-name="P17"/>
      <text:p text:style-name="P18">Select* from Employee_Registration;</text:p>
      <text:p text:style-name="P19">////Soft Delete///</text:p>
      <text:p text:style-name="P20">select * from Employee_Registration where Admin_ID!=10;</text:p>
      <text:p text:style-name="P21">Update Employee_Registration set Username='M Ahmed Ramzan' where Admin_ID=1;</text:p>
      <text:p text:style-name="P22">Delete from Employee_Registration where Admin_ID=10;</text:p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>Create table Item(</text:p>
      <text:p text:style-name="P34"><text:s text:c="18"/>Admin_ID number,</text:p>
      <text:p text:style-name="P35"><text:s text:c="18"/>ID number primary key,</text:p>
      <text:p text:style-name="P36"><text:s text:c="18"/>Name varchar(30),</text:p>
      <text:p text:style-name="P37"><text:s text:c="18"/>Brand varchar(30),</text:p>
      <text:p text:style-name="P38"><text:s text:c="18"/>Price number,</text:p>
      <text:p text:style-name="P39"><text:s text:c="18"/>Catagory varchar(30),</text:p>
      <text:p text:style-name="P40"><text:s text:c="18"/>Item_Size varchar(20),</text:p>
      <text:p text:style-name="P41"><text:s text:c="18"/>Quantity number,</text:p>
      <text:p text:style-name="P42"><text:s text:c="18"/>foreign key (Admin_ID) REFERENCES Employee_Registration(Admin_ID)</text:p>
      <text:p text:style-name="P43">);</text:p>
      <text:p text:style-name="P44">Desc Item;</text:p>
      <text:soft-page-break/>
      <text:p text:style-name="P45">Insert into Item(Admin_ID,ID,Name,Brand,Price,Catagory,Quantity) values(1,11,'Ahmed Ramzan','Dawn',10,'Bread',1);</text:p>
      <text:p text:style-name="P46">Insert into Item(Admin_ID,ID,Name,Brand,Price,Catagory,Quantity) values(2,12,'Musab Pirzada','Dawn',20,'Lays',1);</text:p>
      <text:p text:style-name="P47">Insert into Item(Admin_ID,ID,Name,Brand,Price,Catagory,Quantity) values(3,13,'Mateen Sehbaz','Dawn',30,'Tulsi',1);</text:p>
      <text:p text:style-name="P48">Insert into Item(Admin_ID,ID,Name,Brand,Price,Catagory,Quantity) values(4,14,'Talha Yausaf Saeed','Dawn',40,'Chili Milli',1);</text:p>
      <text:p text:style-name="P49">Insert into Item(Admin_ID,ID,Name,Brand,Price,Catagory,Quantity) values(5,15,'Muhammad Usman','Dawn',50,'Soap',1);</text:p>
      <text:p text:style-name="P50">Insert into Item(Admin_ID,ID,Name,Brand,Price,Catagory,Quantity) values(6,16,'Talha','Dawn',60,'Oil',1);</text:p>
      <text:p text:style-name="P51">Insert into Item(Admin_ID,ID,Name,Brand,Price,Catagory,Quantity) values(7,17,'Abdul Rehman','Dawn',70,'Powder',1);</text:p>
      <text:p text:style-name="P52">Insert into Item(Admin_ID,ID,Name,Brand,Price,Catagory,Quantity) values(8,18,'Ahmad Majeed','Dawn',80,'Cake',1);</text:p>
      <text:p text:style-name="P53">Insert into Item(Admin_ID,ID,Name,Brand,Price,Catagory,Quantity) values(9,19,'Sufiyaan','Dawn',90,'Biskit',1);</text:p>
      <text:p text:style-name="P54">Insert into Item(Admin_ID,ID,Name,Brand,Price,Catagory,Quantity) values(10,20,'Abu Huraira Arif','Dawn',100,'Nimko',1);</text:p>
      <text:p text:style-name="P55"/>
      <text:p text:style-name="P56">Select * from Item;</text:p>
      <text:p text:style-name="P57">////Soft Delete////</text:p>
      <text:p text:style-name="P58">Select * from Item Where ID!=20;</text:p>
      <text:p text:style-name="P59">Update Item set Name='M Ahmed Ramzan' where ID=11;</text:p>
      <text:p text:style-name="P60">Delete from Item where ID=20;</text:p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>Create table Transection(</text:p>
      <text:p text:style-name="P70"><text:s text:c="25"/>Admin_ID number,</text:p>
      <text:p text:style-name="P71"><text:s text:c="25"/>Tid number primary key,</text:p>
      <text:p text:style-name="P72"><text:s text:c="25"/>Item_Code number,</text:p>
      <text:p text:style-name="P73"><text:s text:c="25"/>Item_Name varchar(30),</text:p>
      <text:p text:style-name="P74"><text:s text:c="25"/>Quantity number,</text:p>
      <text:p text:style-name="P75"><text:s text:c="25"/>Transection_Date varchar(30),</text:p>
      <text:p text:style-name="P76"><text:s text:c="25"/>Sales_Type varchar(30),</text:p>
      <text:p text:style-name="P77"><text:s text:c="25"/>Total_Price number,</text:p>
      <text:p text:style-name="P78"><text:s text:c="25"/>foreign key (Admin_ID) REFERENCES Employee_Registration(Admin_ID)</text:p>
      <text:p text:style-name="P79"><text:s text:c="25"/>);</text:p>
      <text:p text:style-name="P80">Desc Transection</text:p>
      <text:p text:style-name="P81"/>
      <text:soft-page-break/>
      <text:p text:style-name="P82">Insert into Transection(Admin_ID,Tid,Item_Code,Item_Name,Quantity,Transection_Date,Sales_Type,Total_Price) values(1,31,91,'Lays',1,'jul','Salanty',10);</text:p>
      <text:p text:style-name="P83">Insert into Transection(Admin_ID,Tid,Item_Code,Item_Name,Quantity,Transection_Date,Sales_Type,Total_Price) values(2,32,92,'Nimko',12,'june','Salanty',100);</text:p>
      <text:p text:style-name="P84">Insert into Transection(Admin_ID,Tid,Item_Code,Item_Name,Quantity,Transection_Date,Sales_Type,Total_Price) values(3,33,93,'Bunty',20,'March','Biskit',120);</text:p>
      <text:p text:style-name="P85">Insert into Transection(Admin_ID,Tid,Item_Code,Item_Name,Quantity,Transection_Date,Sales_Type,Total_Price) values(4,34,94,'Supari',23,'jul','Supari',130);</text:p>
      <text:p text:style-name="P86">Insert into Transection(Admin_ID,Tid,Item_Code,Item_Name,Quantity,Transection_Date,Sales_Type,Total_Price) values(5,35,95,'Tulsi',10,'Oct','Supari',140);</text:p>
      <text:p text:style-name="P87">Insert into Transection(Admin_ID,Tid,Item_Code,Item_Name,Quantity,Transection_Date,Sales_Type,Total_Price) values(6,36,96,'Sahi Meva',2,'jan','Supari',150);</text:p>
      <text:p text:style-name="P88">Insert into Transection(Admin_ID,Tid,Item_Code,Item_Name,Quantity,Transection_Date,Sales_Type,Total_Price) values(7,37,97,'Tuck',6,'Feb','Biskit',160);</text:p>
      <text:p text:style-name="P89">Insert into Transection(Admin_ID,Tid,Item_Code,Item_Name,Quantity,Transection_Date,Sales_Type,Total_Price) values(8,38,98,'Super',7,'jul','Biskit',170);</text:p>
      <text:p text:style-name="P90">Insert into Transection(Admin_ID,Tid,Item_Code,Item_Name,Quantity,Transection_Date,Sales_Type,Total_Price) values(9,39,99,'Cup Cake',8,'Dec','Cake',180);</text:p>
      <text:p text:style-name="P91">Insert into Transection(Admin_ID,Tid,Item_Code,Item_Name,Quantity,Transection_Date,Sales_Type,Total_Price) values(10,40,100,'Lays',10,'Novem','Salanty',190);</text:p>
      <text:p text:style-name="P92"/>
      <text:p text:style-name="P93">Select * from Transection</text:p>
      <text:p text:style-name="P94">////Soft Delete////</text:p>
      <text:p text:style-name="P95">Select * from Transection where Tid!=40;</text:p>
      <text:p text:style-name="P96">Update Transection set Item_Name='Kerachi Nimko' where Tid=32;</text:p>
      <text:p text:style-name="P97">Delete from Transection where Tid=32;</text:p>
      <text:p text:style-name="P98"/>
      <text:p text:style-name="P99"/>
      <text:p text:style-name="P100"/>
      <text:p text:style-name="P101"/>
      <text:p text:style-name="P102"/>
      <text:p text:style-name="P103"/>
      <text:p text:style-name="P104"/>
      <text:p text:style-name="P105"/>
      <text:p text:style-name="P106"/>
      <text:p text:style-name="P107">Create table Address(</text:p>
      <text:p text:style-name="P108"><text:s text:c="22"/>Tid number,</text:p>
      <text:p text:style-name="P109"><text:s text:c="22"/>Postal_Code number primary key,</text:p>
      <text:p text:style-name="P110"><text:s text:c="22"/>Street_No number,</text:p>
      <text:soft-page-break/>
      <text:p text:style-name="P111"><text:s text:c="22"/>City varchar(30),</text:p>
      <text:p text:style-name="P112"><text:s text:c="22"/>Permanent_Address varchar(50),</text:p>
      <text:p text:style-name="P113"><text:s text:c="22"/>foreign key (Tid) REFERENCES Transection(Tid)</text:p>
      <text:p text:style-name="P114"><text:s text:c="21"/>);</text:p>
      <text:p text:style-name="P115">Desc Address</text:p>
      <text:p text:style-name="P116">Insert into Address(Tid,Postal_Code,Street_No,City,Permanent_Address) values(31,41,1,'Mian Channu','Ilam din colony street no 5');</text:p>
      <text:p text:style-name="P117">Insert into Address(Tid,Postal_Code,Street_No,City,Permanent_Address) values(32,42,2,'Lahore','Ilam din colony street no 5');</text:p>
      <text:p text:style-name="P118">Insert into Address(Tid,Postal_Code,Street_No,City,Permanent_Address) values(33,43,3,'Okara','Ilam din colony street no 5');</text:p>
      <text:p text:style-name="P119">Insert into Address(Tid,Postal_Code,Street_No,City,Permanent_Address) values(34,44,4,'Kerachi','Ilam din colony street no 5');</text:p>
      <text:p text:style-name="P120">Insert into Address(Tid,Postal_Code,Street_No,City,Permanent_Address) values(35,45,5,'Islamabad','Ilam din colony street no 5');</text:p>
      <text:p text:style-name="P121">Insert into Address(Tid,Postal_Code,Street_No,City,Permanent_Address) values(36,46,6,'Multan','Ilam din colony street no 5');</text:p>
      <text:p text:style-name="P122">Insert into Address(Tid,Postal_Code,Street_No,City,Permanent_Address) values(37,47,7,'Bahwalpur','Ilam din colony street no 5');</text:p>
      <text:p text:style-name="P123">Insert into Address(Tid,Postal_Code,Street_No,City,Permanent_Address) values(38,48,8,'Chung','Ilam din colony street no 5');</text:p>
      <text:p text:style-name="P124">Insert into Address(Tid,Postal_Code,Street_No,City,Permanent_Address) values(39,49,9,'Khanewal','Ilam din colony street no 5');</text:p>
      <text:p text:style-name="P125">Insert into Address(Tid,Postal_Code,Street_No,City,Permanent_Address) values(40,50,10,'Faisalabad','Ilam din colony street no 5');</text:p>
      <text:p text:style-name="P126"/>
      <text:p text:style-name="P127">Select * from Address</text:p>
      <text:p text:style-name="P128">/////Soft Delete////</text:p>
      <text:p text:style-name="P129">Select * from Address where Postal_Code!=50;</text:p>
      <text:p text:style-name="P130">Update Address set City='T.T Sing' where Postal_Code=49;</text:p>
      <text:p text:style-name="P131">Delete from Address where Postal_Code=50;</text:p>
      <text:p text:style-name="P132"/>
      <text:p text:style-name="P133"/>
      <text:p text:style-name="P134"/>
      <text:p text:style-name="P135"/>
      <text:p text:style-name="P136"/>
      <text:p text:style-name="P137"/>
      <text:p text:style-name="P138"/>
      <text:p text:style-name="P139"/>
      <text:p text:style-name="P140"/>
      <text:p text:style-name="P141">Create table Recepit(</text:p>
      <text:p text:style-name="P142"><text:s text:c="21"/>Postal_Code number,</text:p>
      <text:p text:style-name="P143"><text:s text:c="21"/>Recepit_No number primary key,</text:p>
      <text:p text:style-name="P144"><text:s text:c="21"/>Address varchar(50),</text:p>
      <text:p text:style-name="P145"><text:s text:c="21"/>Name varchar(30),</text:p>
      <text:p text:style-name="P146"><text:s text:c="21"/>Quantity number,</text:p>
      <text:p text:style-name="P147"><text:s text:c="21"/>foreign key (Postal_Code) REFERENCES Address(Postal_Code)</text:p>
      <text:p text:style-name="P148"><text:s text:c="20"/>);</text:p>
      <text:p text:style-name="P149">Desc Recepit;</text:p>
      <text:soft-page-break/>
      <text:p text:style-name="P150">Insert into Recepit(Postal_Code,Recepit_No,Address,Name,Quantity) values(41,51,'Alitown Raiwind road Lahore','M Ahmed Ramzan',1)</text:p>
      <text:p text:style-name="P151">Insert into Recepit(Postal_Code,Recepit_No,Address,Name,Quantity) values(42,52,'Nawab Town Lahore','M Talha',1)</text:p>
      <text:p text:style-name="P152">Insert into Recepit(Postal_Code,Recepit_No,Address,Name,Quantity) values(43,53,'Nawab Town Lahore','M Sufiyan',1)</text:p>
      <text:p text:style-name="P153">Insert into Recepit(Postal_Code,Recepit_No,Address,Name,Quantity) values(44,54,'Alitown Raiwind road Lahore','M Qasim Iqbal',1)</text:p>
      <text:p text:style-name="P154">Insert into Recepit(Postal_Code,Recepit_No,Address,Name,Quantity) values(45,55,'Johar town Lahore','Talha Yausaf Saeed',1)</text:p>
      <text:p text:style-name="P155">Insert into Recepit(Postal_Code,Recepit_No,Address,Name,Quantity) values(46,56,'Alitown Raiwind road Lahore','Saad Qayyum',1)</text:p>
      <text:p text:style-name="P156">Insert into Recepit(Postal_Code,Recepit_No,Address,Name,Quantity) values(47,57,'Alitown Raiwind road Lahore','Asadullah Anwar',1)</text:p>
      <text:p text:style-name="P157">Insert into Recepit(Postal_Code,Recepit_No,Address,Name,Quantity) values(48,58,'Nawab Town Lahore','Abdul Rehman',1)</text:p>
      <text:p text:style-name="P158">Insert into Recepit(Postal_Code,Recepit_No,Address,Name,Quantity) values(49,59,'Nawab Town Lahore','Abu huraira Arif',1)</text:p>
      <text:p text:style-name="P159">Insert into Recepit(Postal_Code,Recepit_No,Address,Name,Quantity) values(50,60,'Bagbanpura Lahore','Musab Pirzada',1)</text:p>
      <text:p text:style-name="P160"/>
      <text:p text:style-name="P161">Select * from Recepit</text:p>
      <text:p text:style-name="P162">////Soft Delete///</text:p>
      <text:p text:style-name="P163">Select * from Recepit where Recepit_No!=60;</text:p>
      <text:p text:style-name="P164">Update Recepit set Address='hose no 126 Alitown,Lahore' where Recepit_No=51;</text:p>
      <text:p text:style-name="P165">Delete from Recepit where Recepit_No=60;</text:p>
      <text:p text:style-name="P166"/>
      <text:p text:style-name="P167"/>
      <text:p text:style-name="P168"/>
      <text:p text:style-name="P169"/>
      <text:p text:style-name="P170"/>
      <text:p text:style-name="P171"/>
      <text:p text:style-name="P172"/>
      <text:p text:style-name="P173">Create table Courrier_Service(</text:p>
      <text:p text:style-name="P174"><text:s text:c="31"/>Recepit_No number,</text:p>
      <text:p text:style-name="P175"><text:s text:c="31"/>CS_No number primary key,</text:p>
      <text:p text:style-name="P176"><text:s text:c="31"/>M_and_P varchar(10),</text:p>
      <text:p text:style-name="P177"><text:s text:c="31"/>Leopards varchar(10),</text:p>
      <text:p text:style-name="P178"><text:s text:c="31"/>TCS varchar(10),</text:p>
      <text:p text:style-name="P179"><text:s text:c="31"/>foreign key (Recepit_No) REFERENCES Recepit(Recepit_No)</text:p>
      <text:p text:style-name="P180"><text:s text:c="30"/>);</text:p>
      <text:p text:style-name="P181">Desc Courrier_Service</text:p>
      <text:p text:style-name="P182">Insert into Courrier_Service(Recepit_No,CS_No,M_AND_P,Leopards,TCS) values(51,71,'Nill','Nill','Yes');</text:p>
      <text:p text:style-name="P183">Insert into Courrier_Service(Recepit_No,CS_No,M_AND_P,Leopards,TCS) values(52,72,'Nill','Nill','Yes');</text:p>
      <text:p text:style-name="P184">Insert into Courrier_Service(Recepit_No,CS_No,M_AND_P,Leopards,TCS) values(53,73,'Nill','Nill','Yes');</text:p>
      <text:soft-page-break/>
      <text:p text:style-name="P185">Insert into Courrier_Service(Recepit_No,CS_No,M_AND_P,Leopards,TCS) values(54,74,'Nill','Nill','Yes');</text:p>
      <text:p text:style-name="P186">Insert into Courrier_Service(Recepit_No,CS_No,M_AND_P,Leopards,TCS) values(55,75,'Nill','Nill','Yes');</text:p>
      <text:p text:style-name="P187">Insert into Courrier_Service(Recepit_No,CS_No,M_AND_P,Leopards,TCS) values(56,76,'Nill','Nill','Yes');</text:p>
      <text:p text:style-name="P188">Insert into Courrier_Service(Recepit_No,CS_No,M_AND_P,Leopards,TCS) values(57,77,'Nill','Yes','Nill');</text:p>
      <text:p text:style-name="P189">Insert into Courrier_Service(Recepit_No,CS_No,M_AND_P,Leopards,TCS) values(58,78,'Yes','Nill','Nill');</text:p>
      <text:p text:style-name="P190">Insert into Courrier_Service(Recepit_No,CS_No,M_AND_P,Leopards,TCS) values(59,79,'Nill','Nill','Yes');</text:p>
      <text:p text:style-name="P191">Insert into Courrier_Service(Recepit_No,CS_No,M_AND_P,Leopards,TCS) values(60,80,'Nill','Nill','Yes');</text:p>
      <text:p text:style-name="P192"/>
      <text:p text:style-name="P193">Select * from Courrier_Service;</text:p>
      <text:p text:style-name="P194">////Soft Delete///</text:p>
      <text:p text:style-name="P195">Select * from Courrier_Service where CS_No!=80;</text:p>
      <text:p text:style-name="P196">Update Courrier_Service set Leopards='Yes' where CS_No=71;</text:p>
      <text:p text:style-name="P197">Delete from Courrier_Service where CS_No=80;</text:p>
      <text:p text:style-name="P198"/>
      <text:p text:style-name="P199"/>
      <text:p text:style-name="P200"/>
      <text:p text:style-name="P201"/>
      <text:p text:style-name="P202"/>
      <text:p text:style-name="P203"/>
      <text:p text:style-name="P204"/>
      <text:p text:style-name="P205"/>
      <text:p text:style-name="P206"/>
      <text:p text:style-name="P207">Create table Courrier_Tracking(</text:p>
      <text:p text:style-name="P208"><text:s text:c="32"/>CS_No number,</text:p>
      <text:p text:style-name="P209"><text:s text:c="32"/>CT_No number primary key,</text:p>
      <text:p text:style-name="P210"><text:s text:c="32"/>Intransit varchar(10),</text:p>
      <text:p text:style-name="P211"><text:s text:c="32"/>Dispatched_Towards_Delivery varchar(10),</text:p>
      <text:p text:style-name="P212"><text:s text:c="32"/>Out_For_Delivery varchar(10),</text:p>
      <text:p text:style-name="P213"><text:s text:c="32"/>foreign key (CS_No) REFERENCES Courrier_Service(CS_No)</text:p>
      <text:p text:style-name="P214"><text:s text:c="31"/>);</text:p>
      <text:p text:style-name="P215">Desc Courrier_Tracking;</text:p>
      <text:p text:style-name="P216"/>
      <text:p text:style-name="P217">Insert into Courrier_Tracking(CS_No,CT_No,Intransit,Dispatched_Towards_Delivery,Out_For_Delivery) values(71,81,'Nill','Nill','Yes');</text:p>
      <text:p text:style-name="P218">Insert into Courrier_Tracking(CS_No,CT_No,Intransit,Dispatched_Towards_Delivery,Out_For_Delivery) values(72,82,'Yes','Nill','Nill');</text:p>
      <text:p text:style-name="P219">Insert into Courrier_Tracking(CS_No,CT_No,Intransit,Dispatched_Towards_Delivery,Out_For_Delivery) values(73,83,'Nill','Nill','Yes');</text:p>
      <text:soft-page-break/>
      <text:p text:style-name="P220">Insert into Courrier_Tracking(CS_No,CT_No,Intransit,Dispatched_Towards_Delivery,Out_For_Delivery) values(74,84,'Nill','Nill','Yes');</text:p>
      <text:p text:style-name="P221">Insert into Courrier_Tracking(CS_No,CT_No,Intransit,Dispatched_Towards_Delivery,Out_For_Delivery) values(75,85,'Nill','Nill','Yes');</text:p>
      <text:p text:style-name="P222">Insert into Courrier_Tracking(CS_No,CT_No,Intransit,Dispatched_Towards_Delivery,Out_For_Delivery) values(76,86,'Nill','yes','Nill');</text:p>
      <text:p text:style-name="P223">Insert into Courrier_Tracking(CS_No,CT_No,Intransit,Dispatched_Towards_Delivery,Out_For_Delivery) values(77,87,'Nill','Nill','Yes');</text:p>
      <text:p text:style-name="P224">Insert into Courrier_Tracking(CS_No,CT_No,Intransit,Dispatched_Towards_Delivery,Out_For_Delivery) values(78,88,'Nill','yes','Nill');</text:p>
      <text:p text:style-name="P225">Insert into Courrier_Tracking(CS_No,CT_No,Intransit,Dispatched_Towards_Delivery,Out_For_Delivery) values(79,89,'Nill','Nill','Yes');</text:p>
      <text:p text:style-name="P226">Insert into Courrier_Tracking(CS_No,CT_No,Intransit,Dispatched_Towards_Delivery,Out_For_Delivery) values(80,90,'Yes','Nill','Nill');</text:p>
      <text:p text:style-name="P227"/>
      <text:p text:style-name="P228">Select * from Courrier_Tracking;</text:p>
      <text:p text:style-name="P229">///// Soft Delete/////</text:p>
      <text:p text:style-name="P230">Select * from Courrier_Tracking where CS_No!=72; <text:s text:c="3"/></text:p>
      <text:p text:style-name="P231">Update Courrier_Tracking set Intransit='Yes' where CS_No=71;</text:p>
      <text:p text:style-name="P232">Delete from Courrier_Tracking where CT_No=90;</text:p>
      <text:p text:style-name="P233"/>
      <text:p text:style-name="P234"/>
      <text:p text:style-name="P235"/>
      <text:p text:style-name="P236"/>
      <text:p text:style-name="P237"/>
      <text:p text:style-name="P238"/>
      <text:p text:style-name="P239"/>
      <text:p text:style-name="P240"/>
      <text:p text:style-name="P241"/>
      <text:p text:style-name="P242">Create table Finished(</text:p>
      <text:p text:style-name="P243"><text:s text:c="22"/>CT_No number,</text:p>
      <text:p text:style-name="P244"><text:s text:c="22"/>Parcel_Delivered varchar(20),</text:p>
      <text:p text:style-name="P245"><text:s text:c="22"/>Sign_Of_Customer varchar(30),</text:p>
      <text:p text:style-name="P246"><text:s text:c="22"/>Cash varchar(30),</text:p>
      <text:p text:style-name="P247"><text:s text:c="22"/>foreign key (CT_No) REFERENCES Courrier_Tracking(CT_No)</text:p>
      <text:p text:style-name="P248"><text:s text:c="22"/>); <text:s/></text:p>
      <text:p text:style-name="P249">Desc Finished</text:p>
      <text:p text:style-name="P250">Insert into Finished(CT_No,Parcel_Delivered,Sign_Of_Customer,Cash) values(81,'Yes','M Ahmed Ramzan','Received');</text:p>
      <text:p text:style-name="P251">Insert into Finished(CT_No,Parcel_Delivered,Sign_Of_Customer,Cash) values(82,'No','Nill','Not Received');</text:p>
      <text:soft-page-break/>
      <text:p text:style-name="P252">Insert into Finished(CT_No,Parcel_Delivered,Sign_Of_Customer,Cash) values(83,'No','Nill','Not Received');</text:p>
      <text:p text:style-name="P253">Insert into Finished(CT_No,Parcel_Delivered,Sign_Of_Customer,Cash) values(84,'No','Nill','Not Received');</text:p>
      <text:p text:style-name="P254">Insert into Finished(CT_No,Parcel_Delivered,Sign_Of_Customer,Cash) values(85,'No','Nill','Not Received');</text:p>
      <text:p text:style-name="P255">Insert into Finished(CT_No,Parcel_Delivered,Sign_Of_Customer,Cash) values(86,'Yes','M Ahmed Ramzan','Received');</text:p>
      <text:p text:style-name="P256">Insert into Finished(CT_No,Parcel_Delivered,Sign_Of_Customer,Cash) values(87,'Yes','M Ahmed Ramzan','Received');</text:p>
      <text:p text:style-name="P257">Insert into Finished(CT_No,Parcel_Delivered,Sign_Of_Customer,Cash) values(88,'Yes','M Ahmed Ramzan','Received');</text:p>
      <text:p text:style-name="P258">Insert into Finished(CT_No,Parcel_Delivered,Sign_Of_Customer,Cash) values(89,'Yes','M Ahmed Ramzan','Received');</text:p>
      <text:p text:style-name="P259">Insert into Finished(CT_No,Parcel_Delivered,Sign_Of_Customer,Cash) values(90,'Yes','M Ahmed Ramzan','Received');</text:p>
      <text:p text:style-name="P260">Select * From Finished;</text:p>
      <text:p text:style-name="P261">/////Soft Delete///</text:p>
      <text:p text:style-name="P262">Select * from Finished where CT_No!=81;</text:p>
      <text:p text:style-name="P263">Update Finished Set Sign_Of_Customer='M Ahmed' Where CT_No=81;</text:p>
      <text:p text:style-name="P264">Delete from Finished where CT_No=90;</text:p>
      <text:p text:style-name="P265"/>
      <text:p text:style-name="P266"/>
      <text:p text:style-name="P267"/>
      <text:p text:style-name="P268"/>
      <text:p text:style-name="P269"/>
      <text:p text:style-name="P270"/>
      <text:p text:style-name="P271"/>
      <text:p text:style-name="P272"/>
      <text:p text:style-name="P273"/>
      <text:p text:style-name="P274">Create table Stock(</text:p>
      <text:p text:style-name="P275"><text:s text:c="19"/>ID number,</text:p>
      <text:p text:style-name="P276"><text:s text:c="19"/>ST_ID number primary key,</text:p>
      <text:p text:style-name="P277"><text:s text:c="19"/>Item_Name varchar(30),</text:p>
      <text:p text:style-name="P278"><text:s text:c="19"/>Quantity number,</text:p>
      <text:p text:style-name="P279"><text:s text:c="19"/>Foreign key (ID) REFERENCES Item(ID)</text:p>
      <text:p text:style-name="P280"><text:s text:c="19"/>);</text:p>
      <text:p text:style-name="P281">Desc Stock;</text:p>
      <text:p text:style-name="P282"/>
      <text:p text:style-name="P283">Insert into Stock(ID,ST_ID,Item_Name,Quantity) values(11,101,'Lays',1);</text:p>
      <text:p text:style-name="P284">Insert into Stock(ID,ST_ID,Item_Name,Quantity) values(12,102,'Lays',4);</text:p>
      <text:p text:style-name="P285">Insert into Stock(ID,ST_ID,Item_Name,Quantity) values(13,103,'Lays',1);</text:p>
      <text:p text:style-name="P286">Insert into Stock(ID,ST_ID,Item_Name,Quantity) values(14,104,'Lays',1);</text:p>
      <text:p text:style-name="P287">Insert into Stock(ID,ST_ID,Item_Name,Quantity) values(15,105,'supari',1);</text:p>
      <text:p text:style-name="P288">Insert into Stock(ID,ST_ID,Item_Name,Quantity) values(16,106,'Lays',5);</text:p>
      <text:p text:style-name="P289">Insert into Stock(ID,ST_ID,Item_Name,Quantity) values(17,107,'Lays',1);</text:p>
      <text:p text:style-name="P290">Insert into Stock(ID,ST_ID,Item_Name,Quantity) values(18,108,'Bunty',1);</text:p>
      <text:p text:style-name="P291">Insert into Stock(ID,ST_ID,Item_Name,Quantity) values(19,109,'Lays',1);</text:p>
      <text:p text:style-name="P292">Insert into Stock(ID,ST_ID,Item_Name,Quantity) values(20,110,'Lays',1);</text:p>
      <text:p text:style-name="P293"/>
      <text:p text:style-name="P294">Select * from Stock</text:p>
      <text:p text:style-name="P295">/////Soft Delete////</text:p>
      <text:p text:style-name="P296">Select * from Stock where ST_ID!=110;</text:p>
      <text:p text:style-name="P297">Update Stock set Item_Name='Fries' where ST_ID=109;</text:p>
      <text:p text:style-name="P298">Delete from Stock Where ST_ID=110;</text:p>
      <text:p text:style-name="P299"/>
      <text:p text:style-name="P300"/>
      <text:p text:style-name="P301"/>
      <text:p text:style-name="P302"/>
      <text:p text:style-name="P303"/>
      <text:p text:style-name="P304"/>
      <text:p text:style-name="P305"/>
      <text:p text:style-name="P306"/>
      <text:p text:style-name="P307"/>
      <text:p text:style-name="P308">Create table Sales(</text:p>
      <text:p text:style-name="P309"><text:s text:c="19"/>Admin_ID number,</text:p>
      <text:p text:style-name="P310"><text:s text:c="19"/>ST_ID number,</text:p>
      <text:p text:style-name="P311"><text:s text:c="19"/>Quantity number,</text:p>
      <text:p text:style-name="P312"><text:s text:c="19"/>Sales_Date varchar(30),</text:p>
      <text:p text:style-name="P313"><text:s text:c="19"/>foreign key(Admin_ID) REFERENCES Employee_Registration(Admin_ID),</text:p>
      <text:p text:style-name="P314"><text:s text:c="19"/>foreign key(ST_ID) REFERENCES Stock(ST_ID)</text:p>
      <text:p text:style-name="P315"><text:s text:c="19"/>);</text:p>
      <text:p text:style-name="P316">Desc Sales;</text:p>
      <text:p text:style-name="P317"/>
      <text:p text:style-name="P318">Insert into Sales(Admin_ID,ST_ID,Quantity,Sales_Date) values(1,101,1,'1 july');</text:p>
      <text:p text:style-name="P319">Insert into Sales(Admin_ID,ST_ID,Quantity,Sales_Date) values(2,102,20,'1 jun');</text:p>
      <text:p text:style-name="P320">Insert into Sales(Admin_ID,ST_ID,Quantity,Sales_Date) values(3,103,8,'5 March');</text:p>
      <text:p text:style-name="P321">Insert into Sales(Admin_ID,ST_ID,Quantity,Sales_Date) values(4,104,17,'1 Dec');</text:p>
      <text:p text:style-name="P322">Insert into Sales(Admin_ID,ST_ID,Quantity,Sales_Date) values(5,105,13,'8 jan');</text:p>
      <text:p text:style-name="P323">Insert into Sales(Admin_ID,ST_ID,Quantity,Sales_Date) values(6,106,10,'1 Feb');</text:p>
      <text:p text:style-name="P324">Insert into Sales(Admin_ID,ST_ID,Quantity,Sales_Date) values(7,107,11,'2 April');</text:p>
      <text:p text:style-name="P325">Insert into Sales(Admin_ID,ST_ID,Quantity,Sales_Date) values(8,108,7,'1 May');</text:p>
      <text:p text:style-name="P326">Insert into Sales(Admin_ID,ST_ID,Quantity,Sales_Date) values(9,109,19,'3 Sep');</text:p>
      <text:p text:style-name="P327">Insert into Sales(Admin_ID,ST_ID,Quantity,Sales_Date) values(10,110,1,'1 Aug');</text:p>
      <text:p text:style-name="P328"/>
      <text:p text:style-name="P329">Select * from Sales;</text:p>
      <text:p text:style-name="P330">///Soft Delete////</text:p>
      <text:p text:style-name="P331">Select * from Sales where ST_ID!=110;</text:p>
      <text:p text:style-name="P332">Update Sales Set Quantity=4 where ST_ID=101;</text:p>
      <text:p text:style-name="P333">Delete From Sales Where ST_ID=110;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4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tahir.ramzan123@outlook.com</meta:initial-creator>
    <dc:creator>tahir.ramzan123@outlook.com</dc:creator>
    <meta:creation-date>2022-07-17T13:39:00Z</meta:creation-date>
    <dc:date>2022-07-25T16:23:00Z</dc:date>
    <meta:template xlink:href="Normal" xlink:type="simple"/>
    <meta:editing-cycles>4</meta:editing-cycles>
    <meta:editing-duration>PT240S</meta:editing-duration>
    <meta:document-statistic meta:page-count="9" meta:paragraph-count="33" meta:word-count="2513" meta:character-count="16805" meta:row-count="119" meta:non-whitespace-character-count="14325"/>
  </office:meta>
</office:document-meta>
</file>